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71">dragonfire</text:p>
      <text:p text:style-name="P71"><text:tab/>;;uses (breathingfire)</text:p>
      <text:p text:style-name="P70"><text:tab/>ld a,6</text:p>
      <text:p text:style-name="P71">dragonfirelp</text:p>
      <text:p text:style-name="P71"><text:tab/>ld (dragonflame),a</text:p>
      <text:p text:style-name="P3"/>
      <text:p text:style-name="P70"><text:tab/>ld a,(breathingfire)</text:p>
      <text:p text:style-name="P70"><text:tab/>ld c,7+64</text:p>
      <text:p text:style-name="P70"><text:tab/>call printdragonflame</text:p>
      <text:p text:style-name="P3"/>
      <text:p text:style-name="P70"><text:tab/>ld a,(breathingfire)<text:tab/>;;flips between yellow and red</text:p>
      <text:p text:style-name="P70"><text:tab/>and 1</text:p>
      <text:p text:style-name="P70"><text:tab/>add a,a</text:p>
      <text:p text:style-name="P70"><text:tab/>add a,a</text:p>
      <text:p text:style-name="P70"><text:tab/>add a,2+64</text:p>
      <text:p text:style-name="P70"><text:tab/>ld c,a</text:p>
      <text:p text:style-name="P3"><text:tab/></text:p>
      <text:p text:style-name="P70"><text:tab/>ld a,(breathingfire)</text:p>
      <text:p text:style-name="P70"><text:tab/>inc a</text:p>
      <text:p text:style-name="P70"><text:tab/>call printdragonflame</text:p>
      <text:p text:style-name="P3"/>
      <text:p text:style-name="P70"><text:tab/>ld a,(dragonflame)</text:p>
      <text:p text:style-name="P70"><text:tab/>and 1</text:p>
      <text:p text:style-name="P70"><text:tab/>call z,flyback</text:p>
      <text:p text:style-name="P3"/>
      <text:p text:style-name="P70"><text:tab/>ld a,(dragonflame)</text:p>
      <text:p text:style-name="P70"><text:tab/>dec a</text:p>
      <text:p text:style-name="P70"><text:tab/>jr nz,dragonfirelp</text:p>
      <text:p text:style-name="P3"/>
      <text:p text:style-name="P70"><text:tab/>ld a,(breathingfire)</text:p>
      <text:p text:style-name="P70"><text:tab/>inc a</text:p>
      <text:p text:style-name="P70"><text:tab/>cp 48</text:p>
      <text:p text:style-name="P70"><text:tab/>jr c,juststoreit</text:p>
      <text:p text:style-name="P70"><text:tab/>xor a</text:p>
      <text:p text:style-name="P71">juststoreit</text:p>
      <text:p text:style-name="P71"><text:tab/>ld (breathingfire),a</text:p>
      <text:p text:style-name="P70"><text:tab/>jp printdragonhead</text:p>
      <text:p text:style-name="P3"/>
      <text:p text:style-name="P71"><text:soft-page-break/>printdragonflame</text:p>
      <text:p text:style-name="P71"><text:tab/>ld b,a</text:p>
      <text:p text:style-name="P70"><text:tab/>ld a,(roomno)</text:p>
      <text:p text:style-name="P70"><text:tab/>ld h,50</text:p>
      <text:p text:style-name="P70"><text:tab/>cp 40</text:p>
      <text:p text:style-name="P70"><text:tab/>jr nz,gotfirelim</text:p>
      <text:p text:style-name="P70"><text:tab/>ld h,40</text:p>
      <text:p text:style-name="P70">gotfirelim</text:p>
      <text:p text:style-name="P70"><text:tab/>ld a,(dragonflame)</text:p>
      <text:p text:style-name="P70"><text:tab/>add a,a</text:p>
      <text:p text:style-name="P70"><text:tab/>sub b</text:p>
      <text:p text:style-name="P70"><text:tab/>add a,68<text:tab/>;;;position of 1st flame</text:p>
      <text:p text:style-name="P70"/>
      <text:p text:style-name="P70"><text:tab/>cp h<text:tab/>;;;flame run out position</text:p>
      <text:p text:style-name="P70"/>
      <text:p text:style-name="P70"><text:tab/>ret c</text:p>
      <text:p text:style-name="P70"><text:tab/>cp 68</text:p>
      <text:p text:style-name="P70"><text:tab/>ret nc</text:p>
      <text:p text:style-name="P70"><text:tab/>ld b,1</text:p>
      <text:p text:style-name="P70"><text:tab/>ld e,a</text:p>
      <text:p text:style-name="P70"><text:tab/>ld a,(ix+movey)</text:p>
      <text:p text:style-name="P70"><text:tab/>add a,8</text:p>
      <text:p text:style-name="P70"><text:tab/>ld l,a</text:p>
      <text:p text:style-name="P70"><text:tab/>ld a,112</text:p>
      <text:p text:style-name="P70"><text:tab/>ld d,l</text:p>
      <text:p text:style-name="P70"><text:tab/>push de</text:p>
      <text:p text:style-name="P70"><text:tab/>call simprintflame</text:p>
      <text:p text:style-name="P70"><text:tab/>pop hl</text:p>
      <text:p text:style-name="P70"><text:tab/>ld de,8*256+4</text:p>
      <text:p text:style-name="P70"><text:tab/>call proximitycollide</text:p>
      <text:p text:style-name="P70"><text:tab/>ret nc</text:p>
      <text:p text:style-name="P70"><text:tab/>ld a,30</text:p>
      <text:p text:style-name="P70"><text:tab/>ld hl,dragonflameskilledmess</text:p>
      <text:p text:style-name="P70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12T00:00:49.077386008</dc:date>
    <meta:editing-duration>P3DT11H38M28S</meta:editing-duration>
    <meta:editing-cycles>24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